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d578b" style:font-size-asian="12pt" style:font-weight-asian="normal" style:font-name-complex="Times New Roman1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c4c7f"/>
    </style:style>
    <style:style style:name="P13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text-properties officeooo:paragraph-rsid="001e47ff"/>
    </style:style>
    <style:style style:name="P1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2pt" style:font-size-asian="12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style:font-name="Times New Roman" fo:font-size="12pt" fo:font-weight="normal" style:font-size-asian="12pt" style:font-weight-asian="normal"/>
    </style:style>
    <style:style style:name="T6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>Dichiarazione sostitutiva di certificazione </text:p>
      <text:p text:style-name="P5">(Art. 46 T.U. 28-12-2000 n.445)</text:p>
      <text:p text:style-name="P1"/>
      <text:p text:style-name="P14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4"><text:span text:style-name="T7">nat{%= @oa%} a </text:span><text:span text:style-name="T8">{%= @persona.comune_nascita %}</text:span><text:span text:style-name="T7"> il </text:span><text:span text:style-name="T8">{%= @persona.data_nascita %}</text:span><text:span text:style-name="T7">, </text:span></text:p>
      <text:p text:style-name="P14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2"/>
      <text:p text:style-name="P1">che mio figlio/a di nome . . . . . . . . . . . . . . . . . . . . . . . . . . . . . . . . . . . . . . .</text:p>
      <text:p text:style-name="P1">è nato/a a <text:s/>. . . . . . . . . . . . . . . . . . . . . . . . . . . . . . . . . . <text:s text:c="2"/>il <text:s text:c="2"/>. . . . . . . . . . . .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3"/>
      <text:p text:style-name="P1"/>
      <text:p text:style-name="P12"><text:span text:style-name="T3">……………………………, <text:s/></text:span><text:span text:style-name="T5">li <text:s/>{%= @data %}</text:span></text:p>
      <text:p text:style-name="P11"><text:span text:style-name="T2"><text:s text:c="18"/></text:span><text:span text:style-name="T4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8M56S</meta:editing-duration>
    <meta:editing-cycles>5</meta:editing-cycles>
    <meta:creation-date>2015-09-29T10:03:08.767604000</meta:creation-date>
    <dc:date>2020-11-20T09:07:09.830472259</dc:date>
    <meta:document-statistic meta:table-count="0" meta:image-count="0" meta:object-count="0" meta:page-count="1" meta:paragraph-count="15" meta:word-count="288" meta:character-count="1613" meta:non-whitespace-character-count="1306"/>
  </office:meta>
</office:document-meta>
</file>